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2"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29"/>
        <table:table-column table:style-name="co1" table:default-cell-style-name="ce25"/>
        <table:table-column table:style-name="co7" table:default-cell-style-name="ce10"/>
        <table:table-column table:style-name="co8" table:default-cell-style-name="ce29"/>
        <table:table-column table:style-name="co1" table:default-cell-style-name="ce10"/>
        <table:table-column table:style-name="co1" table:number-columns-repeated="2" table:default-cell-style-name="ce29"/>
        <table:table-column table:style-name="co5" table:default-cell-style-name="ce16"/>
        <table:table-column table:style-name="co6" table:default-cell-style-name="ce35"/>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4.61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2" office:value-type="string" calcext:value-type="string">
            <text:p>Name</text:p>
          </table:table-cell>
          <table:table-cell table:style-name="ce32"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2"/>
          <table:table-cell table:style-name="ce32"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3.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3.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6">
          <table:table-cell/>
          <table:table-cell office:value-type="string" calcext:value-type="string">
            <text:p>FR-2.4.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6">
          <table:table-cell/>
          <table:table-cell office:value-type="string" calcext:value-type="string">
            <text:p>FR-2.4.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9">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office:value-type="string" calcext:value-type="string">
            <text:p>Update Notifications</text:p>
          </table:table-cell>
          <table:table-cell office:value-type="string" calcext:value-type="string">
            <text:p>Operations</text:p>
          </table:table-cell>
          <table:table-cell office:value-type="string" calcext:value-type="string" table:number-columns-spanned="3" table:number-rows-spanned="1">
            <text:p>The IT department of the shelter should be notified of system updates via e-mail.</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office:value-type="string" calcext:value-type="string">
            <text:p>Update Deliverability</text:p>
          </table:table-cell>
          <table:table-cell office:value-type="string" calcext:value-type="string">
            <text:p>Operations</text:p>
          </table:table-cell>
          <table:table-cell office:value-type="string" calcext:value-type="string" table:number-columns-spanned="3" table:number-rows-spanned="1">
            <text:p>System updates should be delivered to the IT department of the shelter via an online download portal. The IT department should be able to visit the cuACS developers’ website to download the updates.</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maintain, and update it using their staff.</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ployed onto a single host computer in produc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9">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30</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6"/>
          <table:table-cell table:style-name="ce11"/>
          <table:table-cell table:style-name="ce33"/>
          <table:table-cell table:style-name="ce11" table:number-columns-spanned="3" table:number-rows-spanned="1"/>
          <table:covered-table-cell table:number-columns-repeated="2" table:style-name="ce33"/>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9" table:number-columns-repeated="2"/>
          <table:table-cell/>
          <table:table-cell table:style-name="ce29"/>
          <table:table-cell table:number-columns-repeated="2"/>
          <table:table-cell table:style-name="ce29"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G3:Sheet1.G45 Sheet1.P3:Sheet1.P38">
            <calcext:condition calcext:apply-style-name="Bad" calcext:value="=&quot;Not Started&quot;" calcext:base-cell-address="Sheet1.G3"/>
            <calcext:condition calcext:apply-style-name="Good" calcext:value="=&quot;Complete&quot;" calcext:base-cell-address="Sheet1.G3"/>
            <calcext:condition calcext:apply-style-name="Neutral" calcext:value="=&quot;In Progress&quot;" calcext:base-cell-address="Sheet1.G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6:12:21.6637134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30T17:16:41.432473164</dc:date>
    <meta:editing-duration>PT5H38M22S</meta:editing-duration>
    <meta:editing-cycles>114</meta:editing-cycles>
    <meta:generator>LibreOffice/6.1.5.1$Linux_X86_64 LibreOffice_project/10$Build-1</meta:generator>
    <meta:document-statistic meta:table-count="1" meta:cell-count="297" meta:object-count="0"/>
  </office:meta>
</office:document-meta>
</file>